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2291666666666667in"/>
    </style:style>
    <style:style style:name="co3" style:family="table-column">
      <style:table-column-properties fo:break-before="auto" style:column-width="0.8229166666666666in"/>
    </style:style>
    <style:style style:name="co4" style:family="table-column">
      <style:table-column-properties fo:break-before="auto" style:column-width="1.01041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solid" style:text-underline-type="singl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solid" style:text-underline-type="singl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solid" style:text-underline-type="singl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solid" style:text-underline-type="singl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3" table:default-cell-style-name="ce15"/>
        <table:table-column table:style-name="co4" table:default-cell-style-name="ce15"/>
        <table:table-column table:style-name="co3" table:number-columns-repeated="2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Frame</text:p>
          </table:table-cell>
          <table:table-cell table:style-name="ce21" office:value-type="string">
            <text:p>Roll 1</text:p>
          </table:table-cell>
          <table:table-cell table:style-name="ce21" office:value-type="string">
            <text:p>Roll 2</text:p>
          </table:table-cell>
          <table:table-cell table:style-name="ce21" office:value-type="string">
            <text:p>Score</text:p>
          </table:table-cell>
          <table:table-cell table:style-name="ce21" office:value-type="string">
            <text:p>Result</text:p>
          </table:table-cell>
          <table:table-cell table:style-name="ce21" office:value-type="string">
            <text:p>Bonus</text:p>
          </table:table-cell>
          <table:table-cell table:style-name="ce21" office:value-type="string">
            <text:p>Total</text:p>
          </table:table-cell>
          <table:table-cell table:number-columns-repeated="19" table:style-name="ce22"/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table:formula="oooc:=[.B2]+[.C2]" office:value-type="string">
            <text:p>0</text:p>
          </table:table-cell>
          <table:table-cell table:style-name="ce24" table:formula="oooc:=IF([.B2]=10;&quot;STRIKE&quot;;IF([.B2]+[.C2]=10;&quot;SPARE&quot;;&quot;SCORE&quot;))" office:value-type="string">
            <text:p>SCORE</text:p>
          </table:table-cell>
          <table:table-cell table:style-name="ce24" table:formula="oooc:=IF([.E2]=&quot;STRIKE&quot;;IF([.E3]=&quot;STRIKE&quot;;[.B3]+[.B4];[.B3]+[.C3]);IF([.E2]=&quot;SPARE&quot;;[.B3];0))" office:value-type="string">
            <text:p>0</text:p>
          </table:table-cell>
          <table:table-cell table:style-name="ce24" table:formula="oooc:=[.D2]+[.F2]" office:value-type="string">
            <text:p>0</text:p>
          </table:table-cell>
          <table:table-cell table:number-columns-repeated="19" table:style-name="ce24"/>
        </table:table-row>
        <table:table-row table:style-name="ro2"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table:formula="oooc:=[.B3]+[.C3]" office:value-type="string">
            <text:p>0</text:p>
          </table:table-cell>
          <table:table-cell table:style-name="ce24" table:formula="oooc:=IF([.B3]=10;&quot;STRIKE&quot;;IF([.B3]+[.C3]=10;&quot;SPARE&quot;;&quot;SCORE&quot;))" office:value-type="string">
            <text:p>SCORE</text:p>
          </table:table-cell>
          <table:table-cell table:style-name="ce24" table:formula="oooc:=IF([.E3]=&quot;STRIKE&quot;;IF([.E4]=&quot;STRIKE&quot;;[.B4]+[.B5];[.B4]+[.C4]);IF([.E3]=&quot;SPARE&quot;;[.B4];0))" office:value-type="string">
            <text:p>0</text:p>
          </table:table-cell>
          <table:table-cell table:style-name="ce24" table:formula="oooc:=[.D3]+[.F3]" office:value-type="string">
            <text:p>0</text:p>
          </table:table-cell>
          <table:table-cell table:number-columns-repeated="19" table:style-name="ce24"/>
        </table:table-row>
        <table:table-row table:style-name="ro2"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table:formula="oooc:=[.B4]+[.C4]" office:value-type="string">
            <text:p>0</text:p>
          </table:table-cell>
          <table:table-cell table:style-name="ce24" table:formula="oooc:=IF([.B4]=10;&quot;STRIKE&quot;;IF([.B4]+[.C4]=10;&quot;SPARE&quot;;&quot;SCORE&quot;))" office:value-type="string">
            <text:p>SCORE</text:p>
          </table:table-cell>
          <table:table-cell table:style-name="ce24" table:formula="oooc:=IF([.E4]=&quot;STRIKE&quot;;IF([.E5]=&quot;STRIKE&quot;;[.B5]+[.B6];[.B5]+[.C5]);IF([.E4]=&quot;SPARE&quot;;[.B5];0))" office:value-type="string">
            <text:p>0</text:p>
          </table:table-cell>
          <table:table-cell table:style-name="ce24" table:formula="oooc:=[.D4]+[.F4]" office:value-type="string">
            <text:p>0</text:p>
          </table:table-cell>
          <table:table-cell table:number-columns-repeated="19" table:style-name="ce24"/>
        </table:table-row>
        <table:table-row table:style-name="ro2"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table:formula="oooc:=[.B5]+[.C5]" office:value-type="string">
            <text:p>0</text:p>
          </table:table-cell>
          <table:table-cell table:style-name="ce24" table:formula="oooc:=IF([.B5]=10;&quot;STRIKE&quot;;IF([.B5]+[.C5]=10;&quot;SPARE&quot;;&quot;SCORE&quot;))" office:value-type="string">
            <text:p>SCORE</text:p>
          </table:table-cell>
          <table:table-cell table:style-name="ce24" table:formula="oooc:=IF([.E5]=&quot;STRIKE&quot;;IF([.E6]=&quot;STRIKE&quot;;[.B6]+[.B7];[.B6]+[.C6]);IF([.E5]=&quot;SPARE&quot;;[.B6];0))" office:value-type="string">
            <text:p>0</text:p>
          </table:table-cell>
          <table:table-cell table:style-name="ce24" table:formula="oooc:=[.D5]+[.F5]" office:value-type="string">
            <text:p>0</text:p>
          </table:table-cell>
          <table:table-cell table:number-columns-repeated="19" table:style-name="ce24"/>
        </table:table-row>
        <table:table-row table:style-name="ro2"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table:formula="oooc:=[.B6]+[.C6]" office:value-type="string">
            <text:p>0</text:p>
          </table:table-cell>
          <table:table-cell table:style-name="ce24" table:formula="oooc:=IF([.B6]=10;&quot;STRIKE&quot;;IF([.B6]+[.C6]=10;&quot;SPARE&quot;;&quot;SCORE&quot;))" office:value-type="string">
            <text:p>SCORE</text:p>
          </table:table-cell>
          <table:table-cell table:style-name="ce24" table:formula="oooc:=IF([.E6]=&quot;STRIKE&quot;;IF([.E7]=&quot;STRIKE&quot;;[.B7]+[.B8];[.B7]+[.C7]);IF([.E6]=&quot;SPARE&quot;;[.B7];0))" office:value-type="string">
            <text:p>0</text:p>
          </table:table-cell>
          <table:table-cell table:style-name="ce24" table:formula="oooc:=[.D6]+[.F6]" office:value-type="string">
            <text:p>0</text:p>
          </table:table-cell>
          <table:table-cell table:number-columns-repeated="19" table:style-name="ce24"/>
        </table:table-row>
        <table:table-row table:style-name="ro2"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table:formula="oooc:=[.B7]+[.C7]" office:value-type="string">
            <text:p>0</text:p>
          </table:table-cell>
          <table:table-cell table:style-name="ce24" table:formula="oooc:=IF([.B7]=10;&quot;STRIKE&quot;;IF([.B7]+[.C7]=10;&quot;SPARE&quot;;&quot;SCORE&quot;))" office:value-type="string">
            <text:p>SCORE</text:p>
          </table:table-cell>
          <table:table-cell table:style-name="ce24" table:formula="oooc:=IF([.E7]=&quot;STRIKE&quot;;IF([.E8]=&quot;STRIKE&quot;;[.B8]+[.B9];[.B8]+[.C8]);IF([.E7]=&quot;SPARE&quot;;[.B8];0))" office:value-type="string">
            <text:p>0</text:p>
          </table:table-cell>
          <table:table-cell table:style-name="ce24" table:formula="oooc:=[.D7]+[.F7]" office:value-type="string">
            <text:p>0</text:p>
          </table:table-cell>
          <table:table-cell table:number-columns-repeated="19" table:style-name="ce24"/>
        </table:table-row>
        <table:table-row table:style-name="ro2"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table:formula="oooc:=[.B8]+[.C8]" office:value-type="string">
            <text:p>0</text:p>
          </table:table-cell>
          <table:table-cell table:style-name="ce24" table:formula="oooc:=IF([.B8]=10;&quot;STRIKE&quot;;IF([.B8]+[.C8]=10;&quot;SPARE&quot;;&quot;SCORE&quot;))" office:value-type="string">
            <text:p>SCORE</text:p>
          </table:table-cell>
          <table:table-cell table:style-name="ce24" table:formula="oooc:=IF([.E8]=&quot;STRIKE&quot;;IF([.E9]=&quot;STRIKE&quot;;[.B9]+[.B10];[.B9]+[.C9]);IF([.E8]=&quot;SPARE&quot;;[.B9];0))" office:value-type="string">
            <text:p>0</text:p>
          </table:table-cell>
          <table:table-cell table:style-name="ce24" table:formula="oooc:=[.D8]+[.F8]" office:value-type="string">
            <text:p>0</text:p>
          </table:table-cell>
          <table:table-cell table:number-columns-repeated="19" table:style-name="ce24"/>
        </table:table-row>
        <table:table-row table:style-name="ro2"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table:formula="oooc:=[.B9]+[.C9]" office:value-type="string">
            <text:p>0</text:p>
          </table:table-cell>
          <table:table-cell table:style-name="ce24" table:formula="oooc:=IF([.B9]=10;&quot;STRIKE&quot;;IF([.B9]+[.C9]=10;&quot;SPARE&quot;;&quot;SCORE&quot;))" office:value-type="string">
            <text:p>SCORE</text:p>
          </table:table-cell>
          <table:table-cell table:style-name="ce24" table:formula="oooc:=IF([.E9]=&quot;STRIKE&quot;;IF([.E10]=&quot;STRIKE&quot;;[.B10]+[.B11];[.B10]+[.C10]);IF([.E9]=&quot;SPARE&quot;;[.B10];0))" office:value-type="string">
            <text:p>0</text:p>
          </table:table-cell>
          <table:table-cell table:style-name="ce24" table:formula="oooc:=[.D9]+[.F9]" office:value-type="string">
            <text:p>0</text:p>
          </table:table-cell>
          <table:table-cell table:number-columns-repeated="19" table:style-name="ce24"/>
        </table:table-row>
        <table:table-row table:style-name="ro2"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table:formula="oooc:=[.B10]+[.C10]" office:value-type="string">
            <text:p>0</text:p>
          </table:table-cell>
          <table:table-cell table:style-name="ce24" table:formula="oooc:=IF([.B10]=10;&quot;STRIKE&quot;;IF([.B10]+[.C10]=10;&quot;SPARE&quot;;&quot;SCORE&quot;))" office:value-type="string">
            <text:p>SCORE</text:p>
          </table:table-cell>
          <table:table-cell table:style-name="ce24" table:formula="oooc:=IF([.E10]=&quot;STRIKE&quot;;IF([.E11]=&quot;STRIKE&quot;;[.B11]+[.B12];[.B11]+[.C11]);IF([.E10]=&quot;SPARE&quot;;[.B11];0))" office:value-type="string">
            <text:p>0</text:p>
          </table:table-cell>
          <table:table-cell table:style-name="ce24" table:formula="oooc:=[.D10]+[.F10]" office:value-type="string">
            <text:p>0</text:p>
          </table:table-cell>
          <table:table-cell table:number-columns-repeated="19" table:style-name="ce24"/>
        </table:table-row>
        <table:table-row table:style-name="ro2"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table:formula="oooc:=[.B11]+[.C11]" office:value-type="string">
            <text:p>0</text:p>
          </table:table-cell>
          <table:table-cell table:style-name="ce24" table:formula="oooc:=IF([.B11]=10;&quot;STRIKE&quot;;IF([.B11]+[.C11]=10;&quot;SPARE&quot;;&quot;SCORE&quot;))" office:value-type="string">
            <text:p>SCORE</text:p>
          </table:table-cell>
          <table:table-cell table:style-name="ce24" table:formula="oooc:=IF([.E11]=&quot;STRIKE&quot;;IF([.E12]=&quot;STRIKE&quot;;[.B12]+[.B13];[.B12]+[.C12]);IF([.E11]=&quot;SPARE&quot;;[.B12];0))" office:value-type="string">
            <text:p>0</text:p>
          </table:table-cell>
          <table:table-cell table:style-name="ce24" table:formula="oooc:=[.D11]+[.F11]" office:value-type="string">
            <text:p>0</text:p>
          </table:table-cell>
          <table:table-cell table:number-columns-repeated="19" table:style-name="ce24"/>
        </table:table-row>
        <table:table-row table:style-name="ro2">
          <table:table-cell table:style-name="ce23" office:value-type="string">
            <text:p>Bonu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table:formula="oooc:=[.B12]+[.C12]" office:value-type="string">
            <text:p>0</text:p>
          </table:table-cell>
          <table:table-cell table:number-columns-repeated="22" table:style-name="ce24"/>
        </table:table-row>
        <table:table-row table:style-name="ro2">
          <table:table-cell table:style-name="ce25" office:value-type="string">
            <text:p>Final Score</text:p>
          </table:table-cell>
          <table:table-cell table:number-columns-repeated="5" table:style-name="ce26"/>
          <table:table-cell table:style-name="ce26" table:formula="oooc:=SUM([.G2:.G12])" office:value-type="string">
            <text:p>0</text:p>
          </table:table-cell>
          <table:table-cell table:number-columns-repeated="19" table:style-name="ce26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